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6c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Charte Graphique </text:p>
      <text:p text:style-name="P1">Style cible: **“Cluedo / jeu de plateau premium × labo rétro-futuriste”** <text:s/></text:p>
      <text:p text:style-name="P1"/>
      <text:p text:style-name="P1">## 1) ADN VISUEL (à respecter partout)</text:p>
      <text:p text:style-name="P1">**Ambiance :**</text:p>
      <text:p text:style-name="P1">- Campus scientifique / labo industriel “rétro”</text:p>
      <text:p text:style-name="P1">- Dossier d’enquête + instrumentation + objets de labo</text:p>
      <text:p text:style-name="P1">- Visuel “affiche illustrée” (pas UI minimaliste)</text:p>
      <text:p text:style-name="P1"/>
      <text:p text:style-name="P1">**Signature :**</text:p>
      <text:p text:style-name="P1">- Cadre métallique avec **vis** aux 4 coins</text:p>
      <text:p text:style-name="P1">- **Bandeaux** noir + doré</text:p>
      <text:p text:style-name="P1">- **Glow LED** (doré / chaud) discret</text:p>
      <text:p text:style-name="P1">- Fond avec **trames circuits** + grain / halftone</text:p>
      <text:p text:style-name="P1">- Mise en page très structurée (toujours la même)</text:p>
      <text:p text:style-name="P1"/>
      <text:p text:style-name="P1">&gt; Règle d’or : on doit reconnaître la gamme au premier coup d’œil, même en noir &amp; blanc.</text:p>
      <text:p text:style-name="P1"/>
      <text:p text:style-name="P1">---</text:p>
      <text:p text:style-name="P1"/>
      <text:p text:style-name="P1">## 2) SYSTÈME DE COULEURS</text:p>
      <text:p text:style-name="P1"/>
      <text:p text:style-name="P1">### 2.1 Couleurs “Base” (communes à tous les supports)</text:p>
      <text:p text:style-name="P1">- **Noir panneau**: `#0F1620` (bandeaux, fonds UI)</text:p>
      <text:p text:style-name="P1">- **Acier clair**: `#C9D0D8` (cadre métal)</text:p>
      <text:p text:style-name="P1">- **Acier sombre**: `#4B545E` (ombres métal)</text:p>
      <text:p text:style-name="P1">- **Gris technique**: `#7A8592` (lignes / détails / repères)</text:p>
      <text:p text:style-name="P1">- **Blanc cassé papier**: `#F2E9D6` (zones texte / formulaires)</text:p>
      <text:p text:style-name="P1">- **Texte sombre**: `#1B232D` (corps sur fond clair)</text:p>
      <text:p text:style-name="P1"/>
      <text:p text:style-name="P1">### 2.2 Accent “Gold LED” (signature)</text:p>
      <text:p text:style-name="P1">- **Gold principal**: `#F6C453`</text:p>
      <text:p text:style-name="P1"><text:soft-page-break/>- **Gold ombre**: `#B07B1E`</text:p>
      <text:p text:style-name="P1">- **Glow chaud**: `#FFD88A` (utilisation légère)</text:p>
      <text:p text:style-name="P1"/>
      <text:p text:style-name="P1">**Usage :**</text:p>
      <text:p text:style-name="P1">- Toujours présent sur: titre “ZONE”, filets importants, highlights, micro-lumières.</text:p>
      <text:p text:style-name="P1">- Jamais en aplat massif : c’est un **accent**, pas un fond.</text:p>
      <text:p text:style-name="P1"/>
      <text:p text:style-name="P1">### 2.3 Couleurs par ZONE (code Cluedo)</text:p>
      <text:p text:style-name="P1">Chaque zone a **1 couleur dominante** + variantes sombre/clair.</text:p>
      <text:p text:style-name="P1"/>
      <text:p text:style-name="P1">- **Zone 1 (Cantine)** — Vert labo <text:s/></text:p>
      <text:p text:style-name="P1"><text:s text:c="2"/>- Base: `#2F7D32` | Sombre: `#1F4F22` | Clair: `#A7D39A`</text:p>
      <text:p text:style-name="P1"/>
      <text:p text:style-name="P1">- **Zone 2 (Démo/Salon)** — Bleu techno <text:s/></text:p>
      <text:p text:style-name="P1"><text:s text:c="2"/>- Base: `#1E6FA8` | Sombre: `#124261` | Clair: `#9BC7E6`</text:p>
      <text:p text:style-name="P1"/>
      <text:p text:style-name="P1">- **Zone 3 (Atelier circuits)** — Orange électrique <text:s/></text:p>
      <text:p text:style-name="P1"><text:s text:c="2"/>- Base: `#D9801B` | Sombre: `#7A3F00` | Clair: `#FFD39A`</text:p>
      <text:p text:style-name="P1"/>
      <text:p text:style-name="P1">- **Zone 4 (Studio résonance)** — Violet musique <text:s/></text:p>
      <text:p text:style-name="P1"><text:s text:c="2"/>- Base: `#6E3AA8` | Sombre: `#3A1E5E` | Clair: `#D2B5F2`</text:p>
      <text:p text:style-name="P1"/>
      <text:p text:style-name="P1">- **Zone 5 (Hangar droïde)** — Bleu acier / cyan <text:s/></text:p>
      <text:p text:style-name="P1"><text:s text:c="2"/>- Base: `#1E88A8` | Sombre: `#0F4A5A` | Clair: `#A6DDEB`</text:p>
      <text:p text:style-name="P1"/>
      <text:p text:style-name="P1">- **Zone 6 (Archives interdites)** — Sépia / vieux papier <text:s/></text:p>
      <text:p text:style-name="P1"><text:s text:c="2"/>- Base: `#9B7A4B` | Sombre: `#4E3A1E` | Clair: `#E7D6B8`</text:p>
      <text:p text:style-name="P1"/>
      <text:p text:style-name="P1">- **HOTLINE / QG** — Bleu profond + Gold <text:s/></text:p>
      <text:p text:style-name="P1"><text:s text:c="2"/>- Base: `#0E3B5A` | Sombre: `#081F2F` | Clair: `#88B8D6`</text:p>
      <text:p text:style-name="P1"/>
      <text:p text:style-name="P1">**Règles :**</text:p>
      <text:p text:style-name="P1"><text:soft-page-break/>- Une carte = **une couleur dominante** (sauf HOTLINE).</text:p>
      <text:p text:style-name="P1">- Toujours conserver: cadre métal + gold + noir panneau.</text:p>
      <text:p text:style-name="P1"/>
      <text:p text:style-name="P1">---</text:p>
      <text:p text:style-name="P1"/>
      <text:p text:style-name="P1">## 3) TYPOGRAPHIES (simples &amp; trouvables)</text:p>
      <text:p text:style-name="P1">Objectif : retrouver le look “titre massif + lisible”.</text:p>
      <text:p text:style-name="P1"/>
      <text:p text:style-name="P1">### 3.1 Titres principaux (très gros, gras, impact)</text:p>
      <text:p text:style-name="P1">Choisir 1 police (une seule pour tout le pack) :</text:p>
      <text:p text:style-name="P1">- **Option A (recommandée)**: *Bebas Neue* (caps, condensé, très “affiche”)</text:p>
      <text:p text:style-name="P1">- Option B: *Anton* (ultra lisible)</text:p>
      <text:p text:style-name="P1">- Option C: *Oswald* (condensé, sérieux)</text:p>
      <text:p text:style-name="P1"/>
      <text:p text:style-name="P1">**Traitement titre :**</text:p>
      <text:p text:style-name="P1">- CAPS</text:p>
      <text:p text:style-name="P1">- Contour sombre + ombre portée douce</text:p>
      <text:p text:style-name="P1">- Effet “emboss” léger possible (mais propre)</text:p>
      <text:p text:style-name="P1"/>
      <text:p text:style-name="P1">### 3.2 Sous-titres / labels (lisibilité)</text:p>
      <text:p text:style-name="P1">- *Montserrat* ou *Inter* (SemiBold)</text:p>
      <text:p text:style-name="P1">- Toujours en CAPS pour les labels (“ZONE”, “CAMPUS…”, etc.)</text:p>
      <text:p text:style-name="P1"/>
      <text:p text:style-name="P1">### 3.3 Texte courant / formulaires</text:p>
      <text:p text:style-name="P1">- *Inter* Regular (ou *Montserrat* Regular)</text:p>
      <text:p text:style-name="P1"/>
      <text:p text:style-name="P1">### 3.4 Monospace (codes, logs, fréquences)</text:p>
      <text:p text:style-name="P1">- *Roboto Mono* ou *IBM Plex Mono*</text:p>
      <text:p text:style-name="P1"/>
      <text:p text:style-name="P1">---</text:p>
      <text:p text:style-name="P1"/>
      <text:p text:style-name="P1">## 4) GRILLE &amp; MISE EN PAGE (templates)</text:p>
      <text:p text:style-name="P1"><text:soft-page-break/></text:p>
      <text:p text:style-name="P1">### 4.1 Template “Affiche Zone” (A4)</text:p>
      <text:p text:style-name="P1">Structure obligatoire (haut → bas) :</text:p>
      <text:p text:style-name="P1">1. **Cadre métallique** + vis coins</text:p>
      <text:p text:style-name="P1">2. **Bandeau ZONE** (noir + gold)</text:p>
      <text:p text:style-name="P1">3. **Titre principal** (énorme)</text:p>
      <text:p text:style-name="P1">4. **Sous-titre** entre parenthèses (moyen)</text:p>
      <text:p text:style-name="P1">5. **Fenêtre illustration** (scène/objet)</text:p>
      <text:p text:style-name="P1">6. **Bandeau slogan** (3 verbes, séparés par •)</text:p>
      <text:p text:style-name="P1">7. **Bloc formulaire**: “Responsable de zone : ____”</text:p>
      <text:p text:style-name="P1"/>
      <text:p text:style-name="P1">**Marges &amp; safe area :**</text:p>
      <text:p text:style-name="P1">- Marge interne safe: **8–10 mm**</text:p>
      <text:p text:style-name="P1">- A4 print: ajouter **3 mm de fond perdu** si export pro.</text:p>
      <text:p text:style-name="P1"/>
      <text:p text:style-name="P1">### 4.2 Template “Carte technique / Relevé” (A5/A6)</text:p>
      <text:p text:style-name="P1">Structure :</text:p>
      <text:p text:style-name="P1">- Titre “RELEVÉ …”</text:p>
      <text:p text:style-name="P1">- Sous-titre “Campus Institut Zacus”</text:p>
      <text:p text:style-name="P1">- Zone “écran / graphe / oscillogramme”</text:p>
      <text:p text:style-name="P1">- Zone texte “Décodage / Notes”</text:p>
      <text:p text:style-name="P1">- Footer “Brigade Z — Confidentiel”</text:p>
      <text:p text:style-name="P1"/>
      <text:p text:style-name="P1">Style : plus “instrumentation”, moins illustration.</text:p>
      <text:p text:style-name="P1"/>
      <text:p text:style-name="P1">### 4.3 Template “Hotline”</text:p>
      <text:p text:style-name="P1">- Titre HOTLINE / BRIGADE Z</text:p>
      <text:p text:style-name="P1">- 3 options maximum (Question / Indice / Validation)</text:p>
      <text:p text:style-name="P1">- Une illustration narrative (téléphone + bureau)</text:p>
      <text:p text:style-name="P1">- Mention “Zone centrale / QG”</text:p>
      <text:p text:style-name="P1"/>
      <text:p text:style-name="P1">---</text:p>
      <text:p text:style-name="P1"><text:soft-page-break/></text:p>
      <text:p text:style-name="P1">## 5) ILLUSTRATIONS (style &amp; règles)</text:p>
      <text:p text:style-name="P1">Style attendu :</text:p>
      <text:p text:style-name="P1">- Cartoon semi-réaliste</text:p>
      <text:p text:style-name="P1">- Ombres marquées + lumière chaude</text:p>
      <text:p text:style-name="P1">- Texture grain / halftone légère</text:p>
      <text:p text:style-name="P1">- Perspective 3/4 souvent, objets lisibles</text:p>
      <text:p text:style-name="P1"/>
      <text:p text:style-name="P1">Objets récurrents recommandés :</text:p>
      <text:p text:style-name="P1">- Oscilloscope, téléphone, lampe, carnet, loupe, cartes SD, PCB, piano/casque, droïde, dossiers.</text:p>
      <text:p text:style-name="P1"/>
      <text:p text:style-name="P1">**Interdits :**</text:p>
      <text:p text:style-name="P1">- Photo réaliste brute</text:p>
      <text:p text:style-name="P1">- Flat design minimal</text:p>
      <text:p text:style-name="P1">- Icônes trop fines monoline (décalage stylistique)</text:p>
      <text:p text:style-name="P1"/>
      <text:p text:style-name="P1">---</text:p>
      <text:p text:style-name="P1"/>
      <text:p text:style-name="P1">## 6) MOTIFS &amp; TEXTURES</text:p>
      <text:p text:style-name="P1">À utiliser en fond léger :</text:p>
      <text:p text:style-name="P1">- Trame circuit imprimé</text:p>
      <text:p text:style-name="P1">- Grain papier / “affiche imprimée”</text:p>
      <text:p text:style-name="P1">- Halftone discret</text:p>
      <text:p text:style-name="P1">- Micro-points techno</text:p>
      <text:p text:style-name="P1"/>
      <text:p text:style-name="P1">**Opacité recommandée :**</text:p>
      <text:p text:style-name="P1">- 5–12% max (sinon ça nuit à la lecture)</text:p>
      <text:p text:style-name="P1"/>
      <text:p text:style-name="P1">---</text:p>
      <text:p text:style-name="P1"/>
      <text:p text:style-name="P1">## 7) COMPOSANTS UI (bibliothèque visuelle)</text:p>
      <text:p text:style-name="P1">- **Cadre métal** : biseaux + léger bruit + reflets</text:p>
      <text:p text:style-name="P1"><text:soft-page-break/>- **Vis coins** : toujours présentes, cohérentes</text:p>
      <text:p text:style-name="P1">- **Bandeaux** : noir panneau + liseré gold</text:p>
      <text:p text:style-name="P1">- **Coins** : angles biseautés (pas arrondis “cute”)</text:p>
      <text:p text:style-name="P1">- **Filets** : fins, style techno, avec petites “découpes” angulaires</text:p>
      <text:p text:style-name="P1">- **Glow** : doux, jamais “néon agressif”</text:p>
      <text:p text:style-name="P1"/>
      <text:p text:style-name="P1">---</text:p>
      <text:p text:style-name="P1"/>
      <text:p text:style-name="P1">## 8) RÈGLES DE TEXTE (micro-copy)</text:p>
      <text:p text:style-name="P1">- Phrases courtes, actives</text:p>
      <text:p text:style-name="P1">- 3 verbes max pour un slogan</text:p>
      <text:p text:style-name="P1">- Vocabulaire “labo / enquête” accessible</text:p>
      <text:p text:style-name="P1">Exemples :</text:p>
      <text:p text:style-name="P1">- ANALYSER • QUESTIONNER • AVANCER</text:p>
      <text:p text:style-name="P1">- TESTER • BIDOUILLER • DÉCRYPTER</text:p>
      <text:p text:style-name="P1">- FOUILLER • REPÉRER • RÉVÉLER</text:p>
      <text:p text:style-name="P1"/>
      <text:p text:style-name="P1">---</text:p>
      <text:p text:style-name="P1"/>
      <text:p text:style-name="P1">## 9) IMPRESSION (standard maison + pro)</text:p>
      <text:p text:style-name="P1">**Pour impression maison :**</text:p>
      <text:p text:style-name="P1">- Fond clair privilégié (moins d’encre)</text:p>
      <text:p text:style-name="P1">- PDF A4, 300 dpi</text:p>
      <text:p text:style-name="P1">- Papier conseillé : 160–250g pour cartes / 100–120g pour feuilles</text:p>
      <text:p text:style-name="P1"/>
      <text:p text:style-name="P1">**Pour impression pro :**</text:p>
      <text:p text:style-name="P1">- 300 dpi min</text:p>
      <text:p text:style-name="P1">- Fond perdu 3 mm</text:p>
      <text:p text:style-name="P1">- Traits fins &gt; 0.3 pt</text:p>
      <text:p text:style-name="P1">- Export PDF/X si possible</text:p>
      <text:p text:style-name="P1"/>
      <text:p text:style-name="P1">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4:33:23.123488000</meta:creation-date>
    <dc:date>2026-02-11T17:26:09.136072000</dc:date>
    <meta:editing-duration>PT2H27M</meta:editing-duration>
    <meta:editing-cycles>2</meta:editing-cycles>
    <meta:generator>LibreOffice/25.8.4.2$MacOSX_X86_64 LibreOffice_project/290daaa01b999472f0c7a3890eb6a550fd74c6df</meta:generator>
    <meta:document-statistic meta:table-count="0" meta:image-count="0" meta:object-count="0" meta:page-count="6" meta:paragraph-count="146" meta:word-count="909" meta:character-count="5497" meta:non-whitespace-character-count="4699"/>
  </office:meta>
</office:document-meta>
</file>